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3.1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Instancia</text:p>
          </table:table-cell>
          <table:table-cell office:value-type="string" calcext:value-type="string">
            <text:p>Tabela</text:p>
          </table:table-cell>
          <table:table-cell office:value-type="string" calcext:value-type="string">
            <text:p>Corpo</text:p>
          </table:table-cell>
          <table:table-cell office:value-type="string" calcext:value-type="string">
            <text:p>Expressao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Vendedores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tgfven</text:p>
          </table:table-cell>
          <table:table-cell office:value-type="string" calcext:value-type="string">
            <text:p>{"serviceName":"CRUDServiceProvider.loadRecords","requestBody":{"dataSet":{"rootEntity":"Vendedor","includePresentationFields":"N","offsetPage":"0","criteria":{},"entity":{"fieldset":{"list":"*"}}}}}</text:p>
          </table:table-cell>
          <table:table-cell office:value-type="string" calcext:value-type="string">
            <text:p>"$": "this.CODPARC = 268"</text:p>
          </table:table-cell>
          <table:table-cell table:formula="of:=COM.MICROSOFT.CONCAT(&quot;DB::insert('insert into synctable (name, name_entity, name_table, url, request_model, expression) values (?, ?, ?, ?, ?, ?)', ['&quot;;[.A2];&quot;','&quot;;[.B2];&quot;','&quot;;[.C2];&quot;','&quot;;&quot;https://api.sankhya.com.br/gateway/v1/mge/service.sbr?serviceName=CRUDServiceProvider.loadRecords&amp;outputType=json','&quot;;[.D2];&quot;','&quot;;[.E2];&quot;']);&quot;)" office:value-type="string" office:string-value="DB::insert('insert into synctable (name, name_entity, name_table, url, request_model, expression) values (?, ?, ?, ?, ?, ?)', ['Vendedores','Vendedor','tgfven','https://api.sankhya.com.br/gateway/v1/mge/service.sbr?serviceName=CRUDServiceProvider.loadRecords&amp;outputType=json','{&quot;serviceName&quot;:&quot;CRUDServiceProvider.loadRecords&quot;,&quot;requestBody&quot;:{&quot;dataSet&quot;:{&quot;rootEntity&quot;:&quot;Vendedor&quot;,&quot;includePresentationFields&quot;:&quot;N&quot;,&quot;offsetPage&quot;:&quot;0&quot;,&quot;criteria&quot;:{},&quot;entity&quot;:{&quot;fieldset&quot;:{&quot;list&quot;:&quot;*&quot;}}}}}','&quot;$&quot;: &quot;this.CODPARC = 268&quot;']);" calcext:value-type="string">
            <text:p>DB::insert('insert into synctable (name, name_entity, name_table, url, request_model, expression) values (?, ?, ?, ?, ?, ?)', ['Vendedores','Vendedor','tgfven','https://api.sankhya.com.br/gateway/v1/mge/service.sbr?serviceName=CRUDServiceProvider.loadRecords&amp;outputType=json','{"serviceName":"CRUDServiceProvider.loadRecords","requestBody":{"dataSet":{"rootEntity":"Vendedor","includePresentationFields":"N","offsetPage":"0","criteria":{},"entity":{"fieldset":{"list":"*"}}}}}','"$": "this.CODPARC = 268"']);</text:p>
          </table:table-cell>
          <table:table-cell table:formula="of:=COM.MICROSOFT.CONCAT(&quot;DB::delete('delete from synctable where name_table = ?', ['&quot;;[.C2];&quot;']);&quot;)" office:value-type="string" office:string-value="DB::delete('delete from synctable where name_table = ?', ['tgfven']);" calcext:value-type="string">
            <text:p>DB::delete('delete from synctable where name_table = ?', ['tgfven']);</text:p>
          </table:table-cell>
          <table:table-cell table:style-name="ce1"/>
        </table:table-row>
        <table:table-row table:style-name="ro3">
          <table:table-cell table:number-columns-repeated="2" office:value-type="string" calcext:value-type="string">
            <text:p>Financeiro</text:p>
          </table:table-cell>
          <table:table-cell office:value-type="string" calcext:value-type="string">
            <text:p>tgffin</text:p>
          </table:table-cell>
          <table:table-cell office:value-type="string" calcext:value-type="string">
            <text:p>{"serviceName":"CRUDServiceProvider.loadRecords","requestBody":{"dataSet":{"rootEntity":"Financeiro","includePresentationFields":"N","offsetPage":"0","criteria":{},"entity":{"fieldset":{"list":"*"}}}}}</text:p>
          </table:table-cell>
          <table:table-cell office:value-type="string" calcext:value-type="string">
            <text:p>"$": "this.DHBAIXA IS NULL and this.RECDESP = 1 and this.NUFIN = 186"</text:p>
          </table:table-cell>
          <table:table-cell table:formula="of:=COM.MICROSOFT.CONCAT(&quot;DB::insert('insert into synctable (name, name_entity, name_table, url, request_model, expression) values (?, ?, ?, ?, ?, ?)', ['&quot;;[.A3];&quot;','&quot;;[.B3];&quot;','&quot;;[.C3];&quot;','&quot;;&quot;https://api.sankhya.com.br/gateway/v1/mge/service.sbr?serviceName=CRUDServiceProvider.loadRecords&amp;outputType=json','&quot;;[.D3];&quot;','&quot;;[.E3];&quot;']);&quot;)" office:value-type="string" office:string-value="DB::insert('insert into synctable (name, name_entity, name_table, url, request_model, expression) values (?, ?, ?, ?, ?, ?)', ['Financeiro','Financeiro','tgffin','https://api.sankhya.com.br/gateway/v1/mge/service.sbr?serviceName=CRUDServiceProvider.loadRecords&amp;outputType=json','{&quot;serviceName&quot;:&quot;CRUDServiceProvider.loadRecords&quot;,&quot;requestBody&quot;:{&quot;dataSet&quot;:{&quot;rootEntity&quot;:&quot;Financeiro&quot;,&quot;includePresentationFields&quot;:&quot;N&quot;,&quot;offsetPage&quot;:&quot;0&quot;,&quot;criteria&quot;:{},&quot;entity&quot;:{&quot;fieldset&quot;:{&quot;list&quot;:&quot;*&quot;}}}}}','&quot;$&quot;: &quot;this.DHBAIXA IS NULL and this.RECDESP = 1 and this.NUFIN = 186&quot;']);" calcext:value-type="string">
            <text:p>DB::insert('insert into synctable (name, name_entity, name_table, url, request_model, expression) values (?, ?, ?, ?, ?, ?)', ['Financeiro','Financeiro','tgffin','https://api.sankhya.com.br/gateway/v1/mge/service.sbr?serviceName=CRUDServiceProvider.loadRecords&amp;outputType=json','{"serviceName":"CRUDServiceProvider.loadRecords","requestBody":{"dataSet":{"rootEntity":"Financeiro","includePresentationFields":"N","offsetPage":"0","criteria":{},"entity":{"fieldset":{"list":"*"}}}}}','"$": "this.DHBAIXA IS NULL and this.RECDESP = 1 and this.NUFIN = 186"']);</text:p>
          </table:table-cell>
          <table:table-cell table:formula="of:=COM.MICROSOFT.CONCAT(&quot;DB::delete('delete from synctable where name_table = ?', ['&quot;;[.C3];&quot;']);&quot;)" office:value-type="string" office:string-value="DB::delete('delete from synctable where name_table = ?', ['tgffin']);" calcext:value-type="string">
            <text:p>DB::delete('delete from synctable where name_table = ?', ['tgffin']);</text:p>
          </table:table-cell>
          <table:table-cell/>
        </table:table-row>
        <table:table-row table:style-name="ro3">
          <table:table-cell office:value-type="string" calcext:value-type="string">
            <text:p>Titulos</text:p>
          </table:table-cell>
          <table:table-cell office:value-type="string" calcext:value-type="string">
            <text:p>TipoTitulo</text:p>
          </table:table-cell>
          <table:table-cell office:value-type="string" calcext:value-type="string">
            <text:p>tgftit</text:p>
          </table:table-cell>
          <table:table-cell office:value-type="string" calcext:value-type="string">
            <text:p>{"serviceName":"CRUDServiceProvider.loadRecords","requestBody":{"dataSet":{"rootEntity":"TipoTitulo","includePresentationFields":"S","offsetPage":"0","criteria":{},"entity":{"fieldset":{"list":"*"}}}}}</text:p>
          </table:table-cell>
          <table:table-cell office:value-type="string" calcext:value-type="string">
            <text:p>"$": "this.CODTIPTIT = '274'"</text:p>
          </table:table-cell>
          <table:table-cell table:formula="of:=COM.MICROSOFT.CONCAT(&quot;DB::insert('insert into synctable (name, name_entity, name_table, url, request_model, expression) values (?, ?, ?, ?, ?, ?)', ['&quot;;[.A4];&quot;','&quot;;[.B4];&quot;','&quot;;[.C4];&quot;','&quot;;&quot;https://api.sankhya.com.br/gateway/v1/mge/service.sbr?serviceName=CRUDServiceProvider.loadRecords&amp;outputType=json','&quot;;[.D4];&quot;','&quot;;[.E4];&quot;']);&quot;)" office:value-type="string" office:string-value="DB::insert('insert into synctable (name, name_entity, name_table, url, request_model, expression) values (?, ?, ?, ?, ?, ?)', ['Titulos','TipoTitulo','tgftit','https://api.sankhya.com.br/gateway/v1/mge/service.sbr?serviceName=CRUDServiceProvider.loadRecords&amp;outputType=json','{&quot;serviceName&quot;:&quot;CRUDServiceProvider.loadRecords&quot;,&quot;requestBody&quot;:{&quot;dataSet&quot;:{&quot;rootEntity&quot;:&quot;TipoTitulo&quot;,&quot;includePresentationFields&quot;:&quot;S&quot;,&quot;offsetPage&quot;:&quot;0&quot;,&quot;criteria&quot;:{},&quot;entity&quot;:{&quot;fieldset&quot;:{&quot;list&quot;:&quot;*&quot;}}}}}','&quot;$&quot;: &quot;this.CODTIPTIT = '274'&quot;']);" calcext:value-type="string">
            <text:p>DB::insert('insert into synctable (name, name_entity, name_table, url, request_model, expression) values (?, ?, ?, ?, ?, ?)', ['Titulos','TipoTitulo','tgftit','https://api.sankhya.com.br/gateway/v1/mge/service.sbr?serviceName=CRUDServiceProvider.loadRecords&amp;outputType=json','{"serviceName":"CRUDServiceProvider.loadRecords","requestBody":{"dataSet":{"rootEntity":"TipoTitulo","includePresentationFields":"S","offsetPage":"0","criteria":{},"entity":{"fieldset":{"list":"*"}}}}}','"$": "this.CODTIPTIT = '274'"']);</text:p>
          </table:table-cell>
          <table:table-cell table:formula="of:=COM.MICROSOFT.CONCAT(&quot;DB::delete('delete from synctable where name_table = ?', ['&quot;;[.C4];&quot;']);&quot;)" office:value-type="string" office:string-value="DB::delete('delete from synctable where name_table = ?', ['tgftit']);" calcext:value-type="string">
            <text:p>DB::delete('delete from synctable where name_table = ?', ['tgftit']);</text:p>
          </table:table-cell>
          <table:table-cell/>
        </table:table-row>
        <table:table-row table:style-name="ro3">
          <table:table-cell office:value-type="string" calcext:value-type="string">
            <text:p>Produtos</text:p>
          </table:table-cell>
          <table:table-cell office:value-type="string" calcext:value-type="string">
            <text:p>Produto</text:p>
          </table:table-cell>
          <table:table-cell office:value-type="string" calcext:value-type="string">
            <text:p>tgfpro</text:p>
          </table:table-cell>
          <table:table-cell office:value-type="string" calcext:value-type="string">
            <text:p>{"serviceName":"CRUDServiceProvider.loadRecords","requestBody":{"dataSet":{"rootEntity":"Produto","includePresentationFields":"N","offsetPage":"0","criteria":{},"entity":{"fieldset":{"list":"*"}}}}}</text:p>
          </table:table-cell>
          <table:table-cell office:value-type="string" calcext:value-type="string">
            <text:p>"$": "this.CODPROD = 7"</text:p>
          </table:table-cell>
          <table:table-cell table:formula="of:=COM.MICROSOFT.CONCAT(&quot;DB::insert('insert into synctable (name, name_entity, name_table, url, request_model, expression) values (?, ?, ?, ?, ?, ?)', ['&quot;;[.A5];&quot;','&quot;;[.B5];&quot;','&quot;;[.C5];&quot;','&quot;;&quot;https://api.sankhya.com.br/gateway/v1/mge/service.sbr?serviceName=CRUDServiceProvider.loadRecords&amp;outputType=json','&quot;;[.D5];&quot;','&quot;;[.E5];&quot;']);&quot;)" office:value-type="string" office:string-value="DB::insert('insert into synctable (name, name_entity, name_table, url, request_model, expression) values (?, ?, ?, ?, ?, ?)', ['Produtos','Produto','tgfpro','https://api.sankhya.com.br/gateway/v1/mge/service.sbr?serviceName=CRUDServiceProvider.loadRecords&amp;outputType=json','{&quot;serviceName&quot;:&quot;CRUDServiceProvider.loadRecords&quot;,&quot;requestBody&quot;:{&quot;dataSet&quot;:{&quot;rootEntity&quot;:&quot;Produto&quot;,&quot;includePresentationFields&quot;:&quot;N&quot;,&quot;offsetPage&quot;:&quot;0&quot;,&quot;criteria&quot;:{},&quot;entity&quot;:{&quot;fieldset&quot;:{&quot;list&quot;:&quot;*&quot;}}}}}','&quot;$&quot;: &quot;this.CODPROD = 7&quot;']);" calcext:value-type="string">
            <text:p>DB::insert('insert into synctable (name, name_entity, name_table, url, request_model, expression) values (?, ?, ?, ?, ?, ?)', ['Produtos','Produto','tgfpro','https://api.sankhya.com.br/gateway/v1/mge/service.sbr?serviceName=CRUDServiceProvider.loadRecords&amp;outputType=json','{"serviceName":"CRUDServiceProvider.loadRecords","requestBody":{"dataSet":{"rootEntity":"Produto","includePresentationFields":"N","offsetPage":"0","criteria":{},"entity":{"fieldset":{"list":"*"}}}}}','"$": "this.CODPROD = 7"']);</text:p>
          </table:table-cell>
          <table:table-cell table:formula="of:=COM.MICROSOFT.CONCAT(&quot;DB::delete('delete from synctable where name_table = ?', ['&quot;;[.C5];&quot;']);&quot;)" office:value-type="string" office:string-value="DB::delete('delete from synctable where name_table = ?', ['tgfpro']);" calcext:value-type="string">
            <text:p>DB::delete('delete from synctable where name_table = ?', ['tgfpro']);</text:p>
          </table:table-cell>
          <table:table-cell/>
        </table:table-row>
        <table:table-row table:style-name="ro3">
          <table:table-cell office:value-type="string" calcext:value-type="string">
            <text:p>Planos de Contas</text:p>
          </table:table-cell>
          <table:table-cell office:value-type="string" calcext:value-type="string">
            <text:p>PlanoConta</text:p>
          </table:table-cell>
          <table:table-cell office:value-type="string" calcext:value-type="string">
            <text:p>tcbpla</text:p>
          </table:table-cell>
          <table:table-cell office:value-type="string" calcext:value-type="string">
            <text:p>{"serviceName":"CRUDServiceProvider.loadRecords","requestBody":{"dataSet":{"rootEntity":"PlanoConta","includePresentationFields":"S","offsetPage":"0","criteria":{},"entity":{"fieldset":{"list":"*"}}}}}</text:p>
          </table:table-cell>
          <table:table-cell office:value-type="string" calcext:value-type="string">
            <text:p>"$": "this.CODCTACTB = 142 and this.CODEMP=201"</text:p>
          </table:table-cell>
          <table:table-cell table:formula="of:=COM.MICROSOFT.CONCAT(&quot;DB::insert('insert into synctable (name, name_entity, name_table, url, request_model, expression) values (?, ?, ?, ?, ?, ?)', ['&quot;;[.A6];&quot;','&quot;;[.B6];&quot;','&quot;;[.C6];&quot;','&quot;;&quot;https://api.sankhya.com.br/gateway/v1/mge/service.sbr?serviceName=CRUDServiceProvider.loadRecords&amp;outputType=json','&quot;;[.D6];&quot;','&quot;;[.E6];&quot;']);&quot;)" office:value-type="string" office:string-value="DB::insert('insert into synctable (name, name_entity, name_table, url, request_model, expression) values (?, ?, ?, ?, ?, ?)', ['Planos de Contas','PlanoConta','tcbpla','https://api.sankhya.com.br/gateway/v1/mge/service.sbr?serviceName=CRUDServiceProvider.loadRecords&amp;outputType=json','{&quot;serviceName&quot;:&quot;CRUDServiceProvider.loadRecords&quot;,&quot;requestBody&quot;:{&quot;dataSet&quot;:{&quot;rootEntity&quot;:&quot;PlanoConta&quot;,&quot;includePresentationFields&quot;:&quot;S&quot;,&quot;offsetPage&quot;:&quot;0&quot;,&quot;criteria&quot;:{},&quot;entity&quot;:{&quot;fieldset&quot;:{&quot;list&quot;:&quot;*&quot;}}}}}','&quot;$&quot;: &quot;this.CODCTACTB = 142 and this.CODEMP=201&quot;']);" calcext:value-type="string">
            <text:p>DB::insert('insert into synctable (name, name_entity, name_table, url, request_model, expression) values (?, ?, ?, ?, ?, ?)', ['Planos de Contas','PlanoConta','tcbpla','https://api.sankhya.com.br/gateway/v1/mge/service.sbr?serviceName=CRUDServiceProvider.loadRecords&amp;outputType=json','{"serviceName":"CRUDServiceProvider.loadRecords","requestBody":{"dataSet":{"rootEntity":"PlanoConta","includePresentationFields":"S","offsetPage":"0","criteria":{},"entity":{"fieldset":{"list":"*"}}}}}','"$": "this.CODCTACTB = 142 and this.CODEMP=201"']);</text:p>
          </table:table-cell>
          <table:table-cell table:formula="of:=COM.MICROSOFT.CONCAT(&quot;DB::delete('delete from synctable where name_table = ?', ['&quot;;[.C6];&quot;']);&quot;)" office:value-type="string" office:string-value="DB::delete('delete from synctable where name_table = ?', ['tcbpla']);" calcext:value-type="string">
            <text:p>DB::delete('delete from synctable where name_table = ?', ['tcbpla']);</text:p>
          </table:table-cell>
          <table:table-cell/>
        </table:table-row>
        <table:table-row table:style-name="ro3">
          <table:table-cell office:value-type="string" calcext:value-type="string">
            <text:p>Vinculo Pedido-Nota</text:p>
          </table:table-cell>
          <table:table-cell office:value-type="string" calcext:value-type="string">
            <text:p>CompraVendavariosPedido</text:p>
          </table:table-cell>
          <table:table-cell office:value-type="string" calcext:value-type="string">
            <text:p>tgfvar</text:p>
          </table:table-cell>
          <table:table-cell office:value-type="string" calcext:value-type="string">
            <text:p>{"serviceName":"CRUDServiceProvider.loadRecords","requestBody":{"dataSet":{"rootEntity":"CompraVendavariosPedido","includePresentationFields":"S","offsetPage":"0","criteria":{},"entity":{"fieldset":{"list":"*"}}}}}</text:p>
          </table:table-cell>
          <table:table-cell office:value-type="string" calcext:value-type="string">
            <text:p>"$": "(this.NUNOTA = 7438 )"</text:p>
          </table:table-cell>
          <table:table-cell table:formula="of:=COM.MICROSOFT.CONCAT(&quot;DB::insert('insert into synctable (name, name_entity, name_table, url, request_model, expression) values (?, ?, ?, ?, ?, ?)', ['&quot;;[.A7];&quot;','&quot;;[.B7];&quot;','&quot;;[.C7];&quot;','&quot;;&quot;https://api.sankhya.com.br/gateway/v1/mge/service.sbr?serviceName=CRUDServiceProvider.loadRecords&amp;outputType=json','&quot;;[.D7];&quot;','&quot;;[.E7];&quot;']);&quot;)" office:value-type="string" office:string-value="DB::insert('insert into synctable (name, name_entity, name_table, url, request_model, expression) values (?, ?, ?, ?, ?, ?)', ['Vinculo Pedido-Nota','CompraVendavariosPedido','tgfvar','https://api.sankhya.com.br/gateway/v1/mge/service.sbr?serviceName=CRUDServiceProvider.loadRecords&amp;outputType=json','{&quot;serviceName&quot;:&quot;CRUDServiceProvider.loadRecords&quot;,&quot;requestBody&quot;:{&quot;dataSet&quot;:{&quot;rootEntity&quot;:&quot;CompraVendavariosPedido&quot;,&quot;includePresentationFields&quot;:&quot;S&quot;,&quot;offsetPage&quot;:&quot;0&quot;,&quot;criteria&quot;:{},&quot;entity&quot;:{&quot;fieldset&quot;:{&quot;list&quot;:&quot;*&quot;}}}}}','&quot;$&quot;: &quot;(this.NUNOTA = 7438 )&quot;']);" calcext:value-type="string">
            <text:p>DB::insert('insert into synctable (name, name_entity, name_table, url, request_model, expression) values (?, ?, ?, ?, ?, ?)', ['Vinculo Pedido-Nota','CompraVendavariosPedido','tgfvar','https://api.sankhya.com.br/gateway/v1/mge/service.sbr?serviceName=CRUDServiceProvider.loadRecords&amp;outputType=json','{"serviceName":"CRUDServiceProvider.loadRecords","requestBody":{"dataSet":{"rootEntity":"CompraVendavariosPedido","includePresentationFields":"S","offsetPage":"0","criteria":{},"entity":{"fieldset":{"list":"*"}}}}}','"$": "(this.NUNOTA = 7438 )"']);</text:p>
          </table:table-cell>
          <table:table-cell table:formula="of:=COM.MICROSOFT.CONCAT(&quot;DB::delete('delete from synctable where name_table = ?', ['&quot;;[.C7];&quot;']);&quot;)" office:value-type="string" office:string-value="DB::delete('delete from synctable where name_table = ?', ['tgfvar']);" calcext:value-type="string">
            <text:p>DB::delete('delete from synctable where name_table = ?', ['tgfvar']);</text:p>
          </table:table-cell>
          <table:table-cell/>
        </table:table-row>
        <table:table-row table:style-name="ro3">
          <table:table-cell office:value-type="string" calcext:value-type="string">
            <text:p>Cabecalho Notas</text:p>
          </table:table-cell>
          <table:table-cell office:value-type="string" calcext:value-type="string">
            <text:p>CabecalhoNota</text:p>
          </table:table-cell>
          <table:table-cell office:value-type="string" calcext:value-type="string">
            <text:p>tgfcab</text:p>
          </table:table-cell>
          <table:table-cell office:value-type="string" calcext:value-type="string">
            <text:p>{"serviceName":"CRUDServiceProvider.loadRecords","requestBody":{"dataSet":{"rootEntity":"CabecalhoNota","includePresentationFields":"N","offsetPage":"0","criteria":{},"entity":{"fieldset":{"list":"*"}}}}}</text:p>
          </table:table-cell>
          <table:table-cell office:value-type="string" calcext:value-type="string">
            <text:p>{"expression":{"$":"(this.DTNEG = ? )"},"parameter":{"$":"28/10/2016","type":"D"}}</text:p>
          </table:table-cell>
          <table:table-cell table:formula="of:=COM.MICROSOFT.CONCAT(&quot;DB::insert('insert into synctable (name, name_entity, name_table, url, request_model, expression) values (?, ?, ?, ?, ?, ?)', ['&quot;;[.A8];&quot;','&quot;;[.B8];&quot;','&quot;;[.C8];&quot;','&quot;;&quot;https://api.sankhya.com.br/gateway/v1/mge/service.sbr?serviceName=CRUDServiceProvider.loadRecords&amp;outputType=json','&quot;;[.D8];&quot;','&quot;;[.E8];&quot;']);&quot;)" office:value-type="string" office:string-value="DB::insert('insert into synctable (name, name_entity, name_table, url, request_model, expression) values (?, ?, ?, ?, ?, ?)', ['Cabecalho Notas','CabecalhoNota','tgfcab','https://api.sankhya.com.br/gateway/v1/mge/service.sbr?serviceName=CRUDServiceProvider.loadRecords&amp;outputType=json','{&quot;serviceName&quot;:&quot;CRUDServiceProvider.loadRecords&quot;,&quot;requestBody&quot;:{&quot;dataSet&quot;:{&quot;rootEntity&quot;:&quot;CabecalhoNota&quot;,&quot;includePresentationFields&quot;:&quot;N&quot;,&quot;offsetPage&quot;:&quot;0&quot;,&quot;criteria&quot;:{},&quot;entity&quot;:{&quot;fieldset&quot;:{&quot;list&quot;:&quot;*&quot;}}}}}','{&quot;expression&quot;:{&quot;$&quot;:&quot;(this.DTNEG = ? )&quot;},&quot;parameter&quot;:{&quot;$&quot;:&quot;28/10/2016&quot;,&quot;type&quot;:&quot;D&quot;}}']);" calcext:value-type="string">
            <text:p>DB::insert('insert into synctable (name, name_entity, name_table, url, request_model, expression) values (?, ?, ?, ?, ?, ?)', ['Cabecalho Notas','CabecalhoNota','tgfcab','https://api.sankhya.com.br/gateway/v1/mge/service.sbr?serviceName=CRUDServiceProvider.loadRecords&amp;outputType=json','{"serviceName":"CRUDServiceProvider.loadRecords","requestBody":{"dataSet":{"rootEntity":"CabecalhoNota","includePresentationFields":"N","offsetPage":"0","criteria":{},"entity":{"fieldset":{"list":"*"}}}}}','{"expression":{"$":"(this.DTNEG = ? )"},"parameter":{"$":"28/10/2016","type":"D"}}']);</text:p>
          </table:table-cell>
          <table:table-cell table:formula="of:=COM.MICROSOFT.CONCAT(&quot;DB::delete('delete from synctable where name_table = ?', ['&quot;;[.C8];&quot;']);&quot;)" office:value-type="string" office:string-value="DB::delete('delete from synctable where name_table = ?', ['tgfcab']);" calcext:value-type="string">
            <text:p>DB::delete('delete from synctable where name_table = ?', ['tgfcab']);</text:p>
          </table:table-cell>
          <table:table-cell/>
        </table:table-row>
        <table:table-row table:style-name="ro3">
          <table:table-cell office:value-type="string" calcext:value-type="string">
            <text:p>Naturezas</text:p>
          </table:table-cell>
          <table:table-cell office:value-type="string" calcext:value-type="string">
            <text:p>Natureza</text:p>
          </table:table-cell>
          <table:table-cell office:value-type="string" calcext:value-type="string">
            <text:p>tgfnat</text:p>
          </table:table-cell>
          <table:table-cell office:value-type="string" calcext:value-type="string">
            <text:p>{"serviceName":"CRUDServiceProvider.loadRecords","requestBody":{"dataSet":{"rootEntity":"Natureza","includePresentationFields":"N","offsetPage":"0","criteria":{},"entity":{"fieldset":{"list":"*"}}}}}</text:p>
          </table:table-cell>
          <table:table-cell office:value-type="string" calcext:value-type="string">
            <text:p>"this.CODNAT = 1030000 and this.CODNATPAI=1000000"</text:p>
          </table:table-cell>
          <table:table-cell table:formula="of:=COM.MICROSOFT.CONCAT(&quot;DB::insert('insert into synctable (name, name_entity, name_table, url, request_model, expression) values (?, ?, ?, ?, ?, ?)', ['&quot;;[.A9];&quot;','&quot;;[.B9];&quot;','&quot;;[.C9];&quot;','&quot;;&quot;https://api.sankhya.com.br/gateway/v1/mge/service.sbr?serviceName=CRUDServiceProvider.loadRecords&amp;outputType=json','&quot;;[.D9];&quot;','&quot;;[.E9];&quot;']);&quot;)" office:value-type="string" office:string-value="DB::insert('insert into synctable (name, name_entity, name_table, url, request_model, expression) values (?, ?, ?, ?, ?, ?)', ['Naturezas','Natureza','tgfnat','https://api.sankhya.com.br/gateway/v1/mge/service.sbr?serviceName=CRUDServiceProvider.loadRecords&amp;outputType=json','{&quot;serviceName&quot;:&quot;CRUDServiceProvider.loadRecords&quot;,&quot;requestBody&quot;:{&quot;dataSet&quot;:{&quot;rootEntity&quot;:&quot;Natureza&quot;,&quot;includePresentationFields&quot;:&quot;N&quot;,&quot;offsetPage&quot;:&quot;0&quot;,&quot;criteria&quot;:{},&quot;entity&quot;:{&quot;fieldset&quot;:{&quot;list&quot;:&quot;*&quot;}}}}}','&quot;this.CODNAT = 1030000 and this.CODNATPAI=1000000&quot;']);" calcext:value-type="string">
            <text:p>DB::insert('insert into synctable (name, name_entity, name_table, url, request_model, expression) values (?, ?, ?, ?, ?, ?)', ['Naturezas','Natureza','tgfnat','https://api.sankhya.com.br/gateway/v1/mge/service.sbr?serviceName=CRUDServiceProvider.loadRecords&amp;outputType=json','{"serviceName":"CRUDServiceProvider.loadRecords","requestBody":{"dataSet":{"rootEntity":"Natureza","includePresentationFields":"N","offsetPage":"0","criteria":{},"entity":{"fieldset":{"list":"*"}}}}}','"this.CODNAT = 1030000 and this.CODNATPAI=1000000"']);</text:p>
          </table:table-cell>
          <table:table-cell table:formula="of:=COM.MICROSOFT.CONCAT(&quot;DB::delete('delete from synctable where name_table = ?', ['&quot;;[.C9];&quot;']);&quot;)" office:value-type="string" office:string-value="DB::delete('delete from synctable where name_table = ?', ['tgfnat']);" calcext:value-type="string">
            <text:p>DB::delete('delete from synctable where name_table = ?', ['tgfnat']);</text:p>
          </table:table-cell>
          <table:table-cell/>
        </table:table-row>
        <table:table-row table:style-name="ro4">
          <table:table-cell office:value-type="string" calcext:value-type="string">
            <text:p>Metas</text:p>
          </table:table-cell>
          <table:table-cell office:value-type="string" calcext:value-type="string">
            <text:p>MetaAtual</text:p>
          </table:table-cell>
          <table:table-cell office:value-type="string" calcext:value-type="string">
            <text:p>tgmmet</text:p>
          </table:table-cell>
          <table:table-cell office:value-type="string" calcext:value-type="string">
            <text:p>{"serviceName":"CRUDServiceProvider.loadRecords","requestBody":{"dataSet":{"rootEntity":"MetaAtual","includePresentationFields":"N","offsetPage":"0","criteria":{},"entity":{"fieldset":{"list":"*"}}}}}</text:p>
          </table:table-cell>
          <table:table-cell office:value-type="string" calcext:value-type="string">
            <text:p>"$": "this.CODVEND = 22"</text:p>
          </table:table-cell>
          <table:table-cell table:formula="of:=COM.MICROSOFT.CONCAT(&quot;DB::insert('insert into synctable (name, name_entity, name_table, url, request_model, expression) values (?, ?, ?, ?, ?, ?)', ['&quot;;[.A10];&quot;','&quot;;[.B10];&quot;','&quot;;[.C10];&quot;','&quot;;&quot;https://api.sankhya.com.br/gateway/v1/mge/service.sbr?serviceName=CRUDServiceProvider.loadRecords&amp;outputType=json','&quot;;[.D10];&quot;','&quot;;[.E10];&quot;']);&quot;)" office:value-type="string" office:string-value="DB::insert('insert into synctable (name, name_entity, name_table, url, request_model, expression) values (?, ?, ?, ?, ?, ?)', ['Metas','MetaAtual','tgmmet','https://api.sankhya.com.br/gateway/v1/mge/service.sbr?serviceName=CRUDServiceProvider.loadRecords&amp;outputType=json','{&quot;serviceName&quot;:&quot;CRUDServiceProvider.loadRecords&quot;,&quot;requestBody&quot;:{&quot;dataSet&quot;:{&quot;rootEntity&quot;:&quot;MetaAtual&quot;,&quot;includePresentationFields&quot;:&quot;N&quot;,&quot;offsetPage&quot;:&quot;0&quot;,&quot;criteria&quot;:{},&quot;entity&quot;:{&quot;fieldset&quot;:{&quot;list&quot;:&quot;*&quot;}}}}}','&quot;$&quot;: &quot;this.CODVEND = 22&quot;']);" calcext:value-type="string">
            <text:p>DB::insert('insert into synctable (name, name_entity, name_table, url, request_model, expression) values (?, ?, ?, ?, ?, ?)', ['Metas','MetaAtual','tgmmet','https://api.sankhya.com.br/gateway/v1/mge/service.sbr?serviceName=CRUDServiceProvider.loadRecords&amp;outputType=json','{"serviceName":"CRUDServiceProvider.loadRecords","requestBody":{"dataSet":{"rootEntity":"MetaAtual","includePresentationFields":"N","offsetPage":"0","criteria":{},"entity":{"fieldset":{"list":"*"}}}}}','"$": "this.CODVEND = 22"']);</text:p>
          </table:table-cell>
          <table:table-cell table:formula="of:=COM.MICROSOFT.CONCAT(&quot;DB::delete('delete from synctable where name_table = ?', ['&quot;;[.C10];&quot;']);&quot;)" office:value-type="string" office:string-value="DB::delete('delete from synctable where name_table = ?', ['tgmmet']);" calcext:value-type="string">
            <text:p>DB::delete('delete from synctable where name_table = ?', ['tgmmet']);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Estoque</text:p>
          </table:table-cell>
          <table:table-cell office:value-type="string" calcext:value-type="string">
            <text:p>tgfest</text:p>
          </table:table-cell>
          <table:table-cell office:value-type="string" calcext:value-type="string">
            <text:p>{"serviceName":"CRUDServiceProvider.loadRecords","requestBody":{"dataSet":{"rootEntity":"Estoque","includePresentationFields":"N","offsetPage":"0","criteria":{},"entity":{"fieldset":{"list":"*"}}}}}</text:p>
          </table:table-cell>
          <table:table-cell office:value-type="string" calcext:value-type="string">
            <text:p>"$": "this.CODPROD = 54"</text:p>
          </table:table-cell>
          <table:table-cell table:formula="of:=COM.MICROSOFT.CONCAT(&quot;DB::insert('insert into synctable (name, name_entity, name_table, url, request_model, expression) values (?, ?, ?, ?, ?, ?)', ['&quot;;[.A11];&quot;','&quot;;[.B11];&quot;','&quot;;[.C11];&quot;','&quot;;&quot;https://api.sankhya.com.br/gateway/v1/mge/service.sbr?serviceName=CRUDServiceProvider.loadRecords&amp;outputType=json','&quot;;[.D11];&quot;','&quot;;[.E11];&quot;']);&quot;)" office:value-type="string" office:string-value="DB::insert('insert into synctable (name, name_entity, name_table, url, request_model, expression) values (?, ?, ?, ?, ?, ?)', ['Estoque','Estoque','tgfest','https://api.sankhya.com.br/gateway/v1/mge/service.sbr?serviceName=CRUDServiceProvider.loadRecords&amp;outputType=json','{&quot;serviceName&quot;:&quot;CRUDServiceProvider.loadRecords&quot;,&quot;requestBody&quot;:{&quot;dataSet&quot;:{&quot;rootEntity&quot;:&quot;Estoque&quot;,&quot;includePresentationFields&quot;:&quot;N&quot;,&quot;offsetPage&quot;:&quot;0&quot;,&quot;criteria&quot;:{},&quot;entity&quot;:{&quot;fieldset&quot;:{&quot;list&quot;:&quot;*&quot;}}}}}','&quot;$&quot;: &quot;this.CODPROD = 54&quot;']);" calcext:value-type="string">
            <text:p>DB::insert('insert into synctable (name, name_entity, name_table, url, request_model, expression) values (?, ?, ?, ?, ?, ?)', ['Estoque','Estoque','tgfest','https://api.sankhya.com.br/gateway/v1/mge/service.sbr?serviceName=CRUDServiceProvider.loadRecords&amp;outputType=json','{"serviceName":"CRUDServiceProvider.loadRecords","requestBody":{"dataSet":{"rootEntity":"Estoque","includePresentationFields":"N","offsetPage":"0","criteria":{},"entity":{"fieldset":{"list":"*"}}}}}','"$": "this.CODPROD = 54"']);</text:p>
          </table:table-cell>
          <table:table-cell table:formula="of:=COM.MICROSOFT.CONCAT(&quot;DB::delete('delete from synctable where name_table = ?', ['&quot;;[.C11];&quot;']);&quot;)" office:value-type="string" office:string-value="DB::delete('delete from synctable where name_table = ?', ['tgfest']);" calcext:value-type="string">
            <text:p>DB::delete('delete from synctable where name_table = ?', ['tgfest']);</text:p>
          </table:table-cell>
          <table:table-cell/>
        </table:table-row>
        <table:table-row table:style-name="ro4">
          <table:table-cell office:value-type="string" calcext:value-type="string">
            <text:p>Empresas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tsiemp</text:p>
          </table:table-cell>
          <table:table-cell office:value-type="string" calcext:value-type="string">
            <text:p>{"serviceName":"CRUDServiceProvider.loadRecords","requestBody":{"dataSet":{"rootEntity":"Empresa","includePresentationFields":"S","offsetPage":"0","criteria":{},"entity":{"fieldset":{"list":"*"}}}}}</text:p>
          </table:table-cell>
          <table:table-cell office:value-type="string" calcext:value-type="string">
            <text:p>"$": "this.CODEMP = 200"</text:p>
          </table:table-cell>
          <table:table-cell table:formula="of:=COM.MICROSOFT.CONCAT(&quot;DB::insert('insert into synctable (name, name_entity, name_table, url, request_model, expression) values (?, ?, ?, ?, ?, ?)', ['&quot;;[.A12];&quot;','&quot;;[.B12];&quot;','&quot;;[.C12];&quot;','&quot;;&quot;https://api.sankhya.com.br/gateway/v1/mge/service.sbr?serviceName=CRUDServiceProvider.loadRecords&amp;outputType=json','&quot;;[.D12];&quot;','&quot;;[.E12];&quot;']);&quot;)" office:value-type="string" office:string-value="DB::insert('insert into synctable (name, name_entity, name_table, url, request_model, expression) values (?, ?, ?, ?, ?, ?)', ['Empresas','Empresa','tsiemp','https://api.sankhya.com.br/gateway/v1/mge/service.sbr?serviceName=CRUDServiceProvider.loadRecords&amp;outputType=json','{&quot;serviceName&quot;:&quot;CRUDServiceProvider.loadRecords&quot;,&quot;requestBody&quot;:{&quot;dataSet&quot;:{&quot;rootEntity&quot;:&quot;Empresa&quot;,&quot;includePresentationFields&quot;:&quot;S&quot;,&quot;offsetPage&quot;:&quot;0&quot;,&quot;criteria&quot;:{},&quot;entity&quot;:{&quot;fieldset&quot;:{&quot;list&quot;:&quot;*&quot;}}}}}','&quot;$&quot;: &quot;this.CODEMP = 200&quot;']);" calcext:value-type="string">
            <text:p>DB::insert('insert into synctable (name, name_entity, name_table, url, request_model, expression) values (?, ?, ?, ?, ?, ?)', ['Empresas','Empresa','tsiemp','https://api.sankhya.com.br/gateway/v1/mge/service.sbr?serviceName=CRUDServiceProvider.loadRecords&amp;outputType=json','{"serviceName":"CRUDServiceProvider.loadRecords","requestBody":{"dataSet":{"rootEntity":"Empresa","includePresentationFields":"S","offsetPage":"0","criteria":{},"entity":{"fieldset":{"list":"*"}}}}}','"$": "this.CODEMP = 200"']);</text:p>
          </table:table-cell>
          <table:table-cell table:formula="of:=COM.MICROSOFT.CONCAT(&quot;DB::delete('delete from synctable where name_table = ?', ['&quot;;[.C12];&quot;']);&quot;)" office:value-type="string" office:string-value="DB::delete('delete from synctable where name_table = ?', ['tsiemp']);" calcext:value-type="string">
            <text:p>DB::delete('delete from synctable where name_table = ?', ['tsiemp']);</text:p>
          </table:table-cell>
          <table:table-cell/>
        </table:table-row>
        <table:table-row table:style-name="ro3">
          <table:table-cell office:value-type="string" calcext:value-type="string">
            <text:p>Parceiros</text:p>
          </table:table-cell>
          <table:table-cell office:value-type="string" calcext:value-type="string">
            <text:p>Parceiro</text:p>
          </table:table-cell>
          <table:table-cell office:value-type="string" calcext:value-type="string">
            <text:p>tgfpar</text:p>
          </table:table-cell>
          <table:table-cell office:value-type="string" calcext:value-type="string">
            <text:p>{"serviceName":"CRUDServiceProvider.loadRecords","requestBody":{"dataSet":{"rootEntity":"Parceiro","includePresentationFields":"N","offsetPage":"0","criteria":{},"entity":{"fieldset":{"list":"*"}}}}}</text:p>
          </table:table-cell>
          <table:table-cell office:value-type="string" calcext:value-type="string">
            <text:p>"$": "this.CODPARC = 648 AND CLIENTE = 'S'"</text:p>
          </table:table-cell>
          <table:table-cell table:formula="of:=COM.MICROSOFT.CONCAT(&quot;DB::insert('insert into synctable (name, name_entity, name_table, url, request_model, expression) values (?, ?, ?, ?, ?, ?)', ['&quot;;[.A13];&quot;','&quot;;[.B13];&quot;','&quot;;[.C13];&quot;','&quot;;&quot;https://api.sankhya.com.br/gateway/v1/mge/service.sbr?serviceName=CRUDServiceProvider.loadRecords&amp;outputType=json','&quot;;[.D13];&quot;','&quot;;[.E13];&quot;']);&quot;)" office:value-type="string" office:string-value="DB::insert('insert into synctable (name, name_entity, name_table, url, request_model, expression) values (?, ?, ?, ?, ?, ?)', ['Parceiros','Parceiro','tgfpar','https://api.sankhya.com.br/gateway/v1/mge/service.sbr?serviceName=CRUDServiceProvider.loadRecords&amp;outputType=json','{&quot;serviceName&quot;:&quot;CRUDServiceProvider.loadRecords&quot;,&quot;requestBody&quot;:{&quot;dataSet&quot;:{&quot;rootEntity&quot;:&quot;Parceiro&quot;,&quot;includePresentationFields&quot;:&quot;N&quot;,&quot;offsetPage&quot;:&quot;0&quot;,&quot;criteria&quot;:{},&quot;entity&quot;:{&quot;fieldset&quot;:{&quot;list&quot;:&quot;*&quot;}}}}}','&quot;$&quot;: &quot;this.CODPARC = 648 AND CLIENTE = 'S'&quot;']);" calcext:value-type="string">
            <text:p>DB::insert('insert into synctable (name, name_entity, name_table, url, request_model, expression) values (?, ?, ?, ?, ?, ?)', ['Parceiros','Parceiro','tgfpar','https://api.sankhya.com.br/gateway/v1/mge/service.sbr?serviceName=CRUDServiceProvider.loadRecords&amp;outputType=json','{"serviceName":"CRUDServiceProvider.loadRecords","requestBody":{"dataSet":{"rootEntity":"Parceiro","includePresentationFields":"N","offsetPage":"0","criteria":{},"entity":{"fieldset":{"list":"*"}}}}}','"$": "this.CODPARC = 648 AND CLIENTE = 'S'"']);</text:p>
          </table:table-cell>
          <table:table-cell table:formula="of:=COM.MICROSOFT.CONCAT(&quot;DB::delete('delete from synctable where name_table = ?', ['&quot;;[.C13];&quot;']);&quot;)" office:value-type="string" office:string-value="DB::delete('delete from synctable where name_table = ?', ['tgfpar']);" calcext:value-type="string">
            <text:p>DB::delete('delete from synctable where name_table = ?', ['tgfpar']);</text:p>
          </table:table-cell>
          <table:table-cell/>
        </table:table-row>
        <table:table-row table:style-name="ro3">
          <table:table-cell office:value-type="string" calcext:value-type="string">
            <text:p>Centro de Custos</text:p>
          </table:table-cell>
          <table:table-cell office:value-type="string" calcext:value-type="string">
            <text:p>CentroResultado</text:p>
          </table:table-cell>
          <table:table-cell office:value-type="string" calcext:value-type="string">
            <text:p>tsicus</text:p>
          </table:table-cell>
          <table:table-cell office:value-type="string" calcext:value-type="string">
            <text:p>{"serviceName":"CRUDServiceProvider.loadRecords","requestBody":{"dataSet":{"rootEntity":"CentroResultado","includePresentationFields":"N","offsetPage":"0","criteria":{},"entity":{"fieldset":{"list":"*"}}}}}</text:p>
          </table:table-cell>
          <table:table-cell office:value-type="string" calcext:value-type="string">
            <text:p>"$": "this.CODCENCUS = 10000 and this.GRAU=1"</text:p>
          </table:table-cell>
          <table:table-cell table:formula="of:=COM.MICROSOFT.CONCAT(&quot;DB::insert('insert into synctable (name, name_entity, name_table, url, request_model, expression) values (?, ?, ?, ?, ?, ?)', ['&quot;;[.A14];&quot;','&quot;;[.B14];&quot;','&quot;;[.C14];&quot;','&quot;;&quot;https://api.sankhya.com.br/gateway/v1/mge/service.sbr?serviceName=CRUDServiceProvider.loadRecords&amp;outputType=json','&quot;;[.D14];&quot;','&quot;;[.E14];&quot;']);&quot;)" office:value-type="string" office:string-value="DB::insert('insert into synctable (name, name_entity, name_table, url, request_model, expression) values (?, ?, ?, ?, ?, ?)', ['Centro de Custos','CentroResultado','tsicus','https://api.sankhya.com.br/gateway/v1/mge/service.sbr?serviceName=CRUDServiceProvider.loadRecords&amp;outputType=json','{&quot;serviceName&quot;:&quot;CRUDServiceProvider.loadRecords&quot;,&quot;requestBody&quot;:{&quot;dataSet&quot;:{&quot;rootEntity&quot;:&quot;CentroResultado&quot;,&quot;includePresentationFields&quot;:&quot;N&quot;,&quot;offsetPage&quot;:&quot;0&quot;,&quot;criteria&quot;:{},&quot;entity&quot;:{&quot;fieldset&quot;:{&quot;list&quot;:&quot;*&quot;}}}}}','&quot;$&quot;: &quot;this.CODCENCUS = 10000 and this.GRAU=1&quot;']);" calcext:value-type="string">
            <text:p>DB::insert('insert into synctable (name, name_entity, name_table, url, request_model, expression) values (?, ?, ?, ?, ?, ?)', ['Centro de Custos','CentroResultado','tsicus','https://api.sankhya.com.br/gateway/v1/mge/service.sbr?serviceName=CRUDServiceProvider.loadRecords&amp;outputType=json','{"serviceName":"CRUDServiceProvider.loadRecords","requestBody":{"dataSet":{"rootEntity":"CentroResultado","includePresentationFields":"N","offsetPage":"0","criteria":{},"entity":{"fieldset":{"list":"*"}}}}}','"$": "this.CODCENCUS = 10000 and this.GRAU=1"']);</text:p>
          </table:table-cell>
          <table:table-cell table:formula="of:=COM.MICROSOFT.CONCAT(&quot;DB::delete('delete from synctable where name_table = ?', ['&quot;;[.C14];&quot;']);&quot;)" office:value-type="string" office:string-value="DB::delete('delete from synctable where name_table = ?', ['tsicus']);" calcext:value-type="string">
            <text:p>DB::delete('delete from synctable where name_table = ?', ['tsicus']);</text:p>
          </table:table-cell>
          <table:table-cell/>
        </table:table-row>
        <table:table-row table:style-name="ro3">
          <table:table-cell office:value-type="string" calcext:value-type="string">
            <text:p>Contas Bancarias</text:p>
          </table:table-cell>
          <table:table-cell office:value-type="string" calcext:value-type="string">
            <text:p>ContaBancaria</text:p>
          </table:table-cell>
          <table:table-cell office:value-type="string" calcext:value-type="string">
            <text:p>tsicta</text:p>
          </table:table-cell>
          <table:table-cell office:value-type="string" calcext:value-type="string">
            <text:p>{"serviceName":"CRUDServiceProvider.loadRecords","requestBody":{"dataSet":{"rootEntity":"ContaBancaria","includePresentationFields":"N","offsetPage":"0","criteria":{},"entity":{"fieldset":{"list":"*"}}}}}</text:p>
          </table:table-cell>
          <table:table-cell office:value-type="string" calcext:value-type="string">
            <text:p>"$": "this.CODPARC = '539'"</text:p>
          </table:table-cell>
          <table:table-cell table:formula="of:=COM.MICROSOFT.CONCAT(&quot;DB::insert('insert into synctable (name, name_entity, name_table, url, request_model, expression) values (?, ?, ?, ?, ?, ?)', ['&quot;;[.A15];&quot;','&quot;;[.B15];&quot;','&quot;;[.C15];&quot;','&quot;;&quot;https://api.sankhya.com.br/gateway/v1/mge/service.sbr?serviceName=CRUDServiceProvider.loadRecords&amp;outputType=json','&quot;;[.D15];&quot;','&quot;;[.E15];&quot;']);&quot;)" office:value-type="string" office:string-value="DB::insert('insert into synctable (name, name_entity, name_table, url, request_model, expression) values (?, ?, ?, ?, ?, ?)', ['Contas Bancarias','ContaBancaria','tsicta','https://api.sankhya.com.br/gateway/v1/mge/service.sbr?serviceName=CRUDServiceProvider.loadRecords&amp;outputType=json','{&quot;serviceName&quot;:&quot;CRUDServiceProvider.loadRecords&quot;,&quot;requestBody&quot;:{&quot;dataSet&quot;:{&quot;rootEntity&quot;:&quot;ContaBancaria&quot;,&quot;includePresentationFields&quot;:&quot;N&quot;,&quot;offsetPage&quot;:&quot;0&quot;,&quot;criteria&quot;:{},&quot;entity&quot;:{&quot;fieldset&quot;:{&quot;list&quot;:&quot;*&quot;}}}}}','&quot;$&quot;: &quot;this.CODPARC = '539'&quot;']);" calcext:value-type="string">
            <text:p>DB::insert('insert into synctable (name, name_entity, name_table, url, request_model, expression) values (?, ?, ?, ?, ?, ?)', ['Contas Bancarias','ContaBancaria','tsicta','https://api.sankhya.com.br/gateway/v1/mge/service.sbr?serviceName=CRUDServiceProvider.loadRecords&amp;outputType=json','{"serviceName":"CRUDServiceProvider.loadRecords","requestBody":{"dataSet":{"rootEntity":"ContaBancaria","includePresentationFields":"N","offsetPage":"0","criteria":{},"entity":{"fieldset":{"list":"*"}}}}}','"$": "this.CODPARC = '539'"']);</text:p>
          </table:table-cell>
          <table:table-cell table:formula="of:=COM.MICROSOFT.CONCAT(&quot;DB::delete('delete from synctable where name_table = ?', ['&quot;;[.C15];&quot;']);&quot;)" office:value-type="string" office:string-value="DB::delete('delete from synctable where name_table = ?', ['tsicta']);" calcext:value-type="string">
            <text:p>DB::delete('delete from synctable where name_table = ?', ['tsicta']);</text:p>
          </table:table-cell>
          <table:table-cell/>
        </table:table-row>
        <table:table-row table:style-name="ro3">
          <table:table-cell office:value-type="string" calcext:value-type="string">
            <text:p>Bancos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tsibco</text:p>
          </table:table-cell>
          <table:table-cell office:value-type="string" calcext:value-type="string">
            <text:p>{"serviceName":"CRUDServiceProvider.loadRecords","requestBody":{"dataSet":{"rootEntity":"Banco","includePresentationFields":"N","offsetPage":"0","criteria":{},"entity":{"fieldset":{"list":"*"}}}}}</text:p>
          </table:table-cell>
          <table:table-cell office:value-type="string" calcext:value-type="string">
            <text:p>"$": "this.ABREVIATURA = 'BB'"</text:p>
          </table:table-cell>
          <table:table-cell table:formula="of:=COM.MICROSOFT.CONCAT(&quot;DB::insert('insert into synctable (name, name_entity, name_table, url, request_model, expression) values (?, ?, ?, ?, ?, ?)', ['&quot;;[.A16];&quot;','&quot;;[.B16];&quot;','&quot;;[.C16];&quot;','&quot;;&quot;https://api.sankhya.com.br/gateway/v1/mge/service.sbr?serviceName=CRUDServiceProvider.loadRecords&amp;outputType=json','&quot;;[.D16];&quot;','&quot;;[.E16];&quot;']);&quot;)" office:value-type="string" office:string-value="DB::insert('insert into synctable (name, name_entity, name_table, url, request_model, expression) values (?, ?, ?, ?, ?, ?)', ['Bancos','Banco','tsibco','https://api.sankhya.com.br/gateway/v1/mge/service.sbr?serviceName=CRUDServiceProvider.loadRecords&amp;outputType=json','{&quot;serviceName&quot;:&quot;CRUDServiceProvider.loadRecords&quot;,&quot;requestBody&quot;:{&quot;dataSet&quot;:{&quot;rootEntity&quot;:&quot;Banco&quot;,&quot;includePresentationFields&quot;:&quot;N&quot;,&quot;offsetPage&quot;:&quot;0&quot;,&quot;criteria&quot;:{},&quot;entity&quot;:{&quot;fieldset&quot;:{&quot;list&quot;:&quot;*&quot;}}}}}','&quot;$&quot;: &quot;this.ABREVIATURA = 'BB'&quot;']);" calcext:value-type="string">
            <text:p>DB::insert('insert into synctable (name, name_entity, name_table, url, request_model, expression) values (?, ?, ?, ?, ?, ?)', ['Bancos','Banco','tsibco','https://api.sankhya.com.br/gateway/v1/mge/service.sbr?serviceName=CRUDServiceProvider.loadRecords&amp;outputType=json','{"serviceName":"CRUDServiceProvider.loadRecords","requestBody":{"dataSet":{"rootEntity":"Banco","includePresentationFields":"N","offsetPage":"0","criteria":{},"entity":{"fieldset":{"list":"*"}}}}}','"$": "this.ABREVIATURA = 'BB'"']);</text:p>
          </table:table-cell>
          <table:table-cell table:formula="of:=COM.MICROSOFT.CONCAT(&quot;DB::delete('delete from synctable where name_table = ?', ['&quot;;[.C16];&quot;']);&quot;)" office:value-type="string" office:string-value="DB::delete('delete from synctable where name_table = ?', ['tsibco']);" calcext:value-type="string">
            <text:p>DB::delete('delete from synctable where name_table = ?', ['tsibco'])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6T10:58:57.222000000</meta:creation-date>
    <dc:date>2023-07-06T11:36:11.749000000</dc:date>
    <meta:editing-duration>PT37M16S</meta:editing-duration>
    <meta:editing-cycles>2</meta:editing-cycles>
    <meta:generator>LibreOffice/7.5.3.2$Windows_X86_64 LibreOffice_project/9f56dff12ba03b9acd7730a5a481eea045e468f3</meta:generator>
    <meta:document-statistic meta:table-count="1" meta:cell-count="110" meta:object-count="0"/>
  </office:meta>
</office:document-meta>
</file>